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 new roman" svg:font-family="'time new roman', 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292929" fo:background-color="#ffffff"/>
    </style:style>
    <style:style style:name="P2" style:family="paragraph" style:parent-style-name="Standard" style:master-page-name="Standard">
      <style:paragraph-properties style:page-number="auto"/>
      <style:text-properties style:font-name="Times New Roman" fo:font-size="16pt" fo:font-weight="bold" style:font-size-asian="16pt" style:font-weight-asian="bold" style:font-name-complex="Times New Roman1"/>
    </style:style>
    <style:style style:name="P3" style:family="paragraph" style:parent-style-name="Standard">
      <style:text-properties style:font-name="Times New Roman" fo:font-size="16pt" fo:font-weight="bold" style:font-size-asian="16pt" style:font-weight-asian="bold" style:font-name-complex="Times New Roman1"/>
    </style:style>
    <style:style style:name="P4" style:family="paragraph" style:parent-style-name="Standard" style:list-style-name="L1">
      <style:text-properties style:font-name="Times New Roman" fo:font-size="16pt" fo:font-weight="bold" style:font-size-asian="16pt" style:font-weight-asian="bold" style:font-name-complex="Times New Roman1"/>
    </style:style>
    <style:style style:name="P5" style:family="paragraph" style:parent-style-name="Standard">
      <style:text-properties style:font-name="Times New Roman" fo:font-size="16pt" fo:font-weight="bold" fo:background-color="#ffff00" style:font-size-asian="16pt" style:font-weight-asian="bold" style:font-name-complex="Times New Roman1" style:font-weight-complex="bold"/>
    </style:style>
    <style:style style:name="P6" style:family="paragraph" style:parent-style-name="Standard">
      <style:text-properties style:font-name="Times New Roman" fo:font-size="16pt" fo:font-weight="bold" fo:background-color="#ffffff" style:font-size-asian="16pt" style:font-weight-asian="bold" style:font-name-complex="Times New Roman1" style:font-weight-complex="bold"/>
    </style:style>
    <style:style style:name="P7" style:family="paragraph" style:parent-style-name="Standard" style:list-style-name="L2">
      <style:text-properties style:font-name="Times New Roman" fo:font-size="16pt" fo:font-weight="bold" fo:background-color="#ffffff" style:font-size-asian="16pt" style:font-weight-asian="bold" style:font-name-complex="Times New Roman1" style:font-weight-complex="bold"/>
    </style:style>
    <style:style style:name="P8" style:family="paragraph" style:parent-style-name="Standard">
      <style:text-properties style:font-name="Times New Roman" fo:font-size="16pt" fo:font-weight="bold" fo:background-color="#ffffff" style:font-size-asian="16pt" style:font-weight-asian="bold" style:font-name-complex="Times New Roman" style:font-weight-complex="bold"/>
    </style:style>
    <style:style style:name="P9" style:family="paragraph" style:parent-style-name="Standard" style:list-style-name="L2">
      <style:text-properties fo:color="#292929" style:font-name="time new roman" fo:font-size="10.5pt" fo:font-weight="normal" fo:background-color="#ffffff" style:font-weight-asian="bold" style:font-weight-complex="bold"/>
    </style:style>
    <style:style style:name="P10" style:family="paragraph" style:parent-style-name="Standard" style:list-style-name="L3"/>
    <style:style style:name="T1" style:family="text">
      <style:text-properties style:font-name="Times New Roman" fo:font-size="16pt" style:font-size-asian="16pt" style:font-name-complex="Times New Roman1"/>
    </style:style>
    <style:style style:name="T2" style:family="text">
      <style:text-properties fo:color="#0f4a85" style:font-name="Times New Roman" fo:font-size="16pt" style:font-size-asian="16pt" style:font-name-complex="Times New Roman1"/>
    </style:style>
    <style:style style:name="T3" style:family="text">
      <style:text-properties fo:color="#0f4a85" style:font-name="time new roman" fo:font-size="10.5pt" fo:font-weight="normal"/>
    </style:style>
    <style:style style:name="T4" style:family="text">
      <style:text-properties fo:color="#001080" style:font-name="Times New Roman" fo:font-size="16pt" style:font-size-asian="16pt" style:font-name-complex="Times New Roman1"/>
    </style:style>
    <style:style style:name="T5" style:family="text">
      <style:text-properties fo:color="#001080" style:font-name="time new roman" fo:font-size="10.5pt" fo:font-weight="normal"/>
    </style:style>
    <style:style style:name="T6" style:family="text">
      <style:text-properties fo:color="#000000" style:font-name="Times New Roman" fo:font-size="16pt" style:font-size-asian="16pt" style:font-name-complex="Times New Roman1"/>
    </style:style>
    <style:style style:name="T7" style:family="text">
      <style:text-properties fo:color="#000000" style:font-name="time new roman" fo:font-size="10.5pt" fo:font-weight="normal"/>
    </style:style>
    <style:style style:name="T8" style:family="text">
      <style:text-properties style:font-name="time new roman" fo:font-size="10.5pt" fo:font-weight="normal"/>
    </style:style>
    <style:style style:name="T9" style:family="text">
      <style:text-properties fo:color="#02715d" style:font-name="time new roman" fo:font-size="10.5pt" fo:font-weight="normal"/>
    </style:style>
    <style:style style:name="T10" style:family="text">
      <style:text-properties fo:color="#5e2cbc" style:font-name="time new roman" fo:font-size="10.5pt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y 1 : 09-01-2023</text:p>
      <text:p text:style-name="P3"/>
      <text:list xml:id="list6521227057039123937" text:style-name="L1">
        <text:list-item>
          <text:p text:style-name="P4">create user defined object using function style, class style as well as literal style.(pending)</text:p>
        </text:list-item>
        <text:list-item>
          <text:p text:style-name="P4">Dispaly the employee details like id,name,salary desg using node js. </text:p>
        </text:list-item>
        <text:list-item>
          <text:p text:style-name="P4">Write function to do the add, sub, mul and div in node js </text:p>
        </text:list-item>
        <text:list-item>
          <text:p text:style-name="P4">In node js create array and store 10 names. Do the operation </text:p>
          <text:list>
            <text:list-item>
              <text:p text:style-name="P4">search name </text:p>
            </text:list-item>
            <text:list-item>
              <text:p text:style-name="P4">add new name in between array </text:p>
            </text:list-item>
            <text:list-item>
              <text:p text:style-name="P4">remove the name </text:p>
            </text:list-item>
            <text:list-item>
              <text:p text:style-name="P4">display all names using loop </text:p>
            </text:list-item>
          </text:list>
        </text:list-item>
      </text:list>
      <text:p text:style-name="P3"><text:s/></text:p>
      <text:p text:style-name="P5">Day 3 : 11-01-2023</text:p>
      <text:list xml:id="list7460511630620895448" text:style-name="L2">
        <text:list-item>
          <text:p text:style-name="P7">using fs module store product details like pid,name,price, qty etc.</text:p>
          <text:p text:style-name="P7">a. product id must be unique, price must be &gt; 500, qty 10 etc. </text:p>
          <text:p text:style-name="P9"><text:span text:style-name="T2">let</text:span><text:span text:style-name="T1"> </text:span><text:span text:style-name="T4">product</text:span><text:span text:style-name="T1"> </text:span><text:span text:style-name="T6">=</text:span><text:span text:style-name="T1"> {</text:span><text:span text:style-name="T4">pid:pidValue</text:span><text:span text:style-name="T1">,</text:span><text:span text:style-name="T4">pname:pnameValue</text:span><text:span text:style-name="T1">,</text:span><text:span text:style-name="T4">price:priceValue</text:span><text:span text:style-name="T1">,</text:span><text:span text:style-name="T4">url:urlValue</text:span><text:span text:style-name="T1">}</text:span></text:p>
        </text:list-item>
      </text:list>
      <text:p text:style-name="P1">    <text:span text:style-name="T3">let</text:span><text:span text:style-name="T8"> </text:span><text:span text:style-name="T5">products</text:span><text:span text:style-name="T8"> </text:span><text:span text:style-name="T7">=</text:span><text:span text:style-name="T8"> </text:span><text:span text:style-name="T9">JSON</text:span><text:span text:style-name="T8">.</text:span><text:span text:style-name="T10">parse</text:span><text:span text:style-name="T8">(</text:span><text:span text:style-name="T5">fs</text:span><text:span text:style-name="T8">.</text:span><text:span text:style-name="T10">readFileSync</text:span><text:span text:style-name="T8">(</text:span><text:span text:style-name="T3">"products.json"</text:span><text:span text:style-name="T8">));</text:span></text:p>
      <text:p text:style-name="P1">    <text:span text:style-name="T5">products</text:span><text:span text:style-name="T8">.</text:span><text:span text:style-name="T10">push</text:span><text:span text:style-name="T8">(</text:span><text:span text:style-name="T5">product</text:span><text:span text:style-name="T8">);</text:span></text:p>
      <text:p text:style-name="P1">    <text:span text:style-name="T5">fs</text:span><text:span text:style-name="T8">.</text:span><text:span text:style-name="T10">writeFileSync</text:span><text:span text:style-name="T8">(</text:span><text:span text:style-name="T3">"products.json"</text:span><text:span text:style-name="T8">,</text:span><text:span text:style-name="T9">JSON</text:span><text:span text:style-name="T8">.</text:span><text:span text:style-name="T10">stringify</text:span><text:span text:style-name="T8">(</text:span><text:span text:style-name="T5">products</text:span><text:span text:style-name="T8">));</text:span></text:p>
      <text:p text:style-name="P1">    <text:span text:style-name="T5">response</text:span><text:span text:style-name="T8">.</text:span><text:span text:style-name="T10">send</text:span><text:span text:style-name="T8">(</text:span><text:span text:style-name="T3">"Product Data stored"</text:span><text:span text:style-name="T8">);</text:span></text:p>
      <text:p text:style-name="P6"/>
      <text:p text:style-name="P6"/>
      <text:p text:style-name="P6">Day 4 : REST API (I done customer API)</text:p>
      <text:p text:style-name="P6"/>
      <text:p text:style-name="P6">Employee REST API </text:p>
      <text:p text:style-name="P6">Product REST API </text:p>
      <text:p text:style-name="P6">Account REST API </text:p>
      <text:p text:style-name="P6">Hospital REST API </text:p>
      <text:p text:style-name="P6"/>
      <text:p text:style-name="P6"/>
      <text:p text:style-name="P6"/>
      <text:p text:style-name="P6"/>
      <text:p text:style-name="P8">Day <text:tab/>25-02-2023</text:p>
      <text:p text:style-name="Standard"/>
      <text:list xml:id="list285356515058895366" text:style-name="L3">
        <text:list-item>
          <text:p text:style-name="P10">Create Studnet colletion in mongo db database which cotnains _id, sname,age, class, marks as array (3 marks or 5 or 6)</text:p>
          <text:p text:style-name="P10">through node js we need to add student, delete student base upon _id, update student marks, retreive all student details. </text:p>
        </text:list-item>
        <text:list-item>
          <text:p text:style-name="P10"/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 new roman" svg:font-family="'time new roman', Consolas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56S</meta:editing-duration>
    <meta:editing-cycles>8</meta:editing-cycles>
    <meta:generator>OpenOffice/4.1.13$Win32 OpenOffice.org_project/4113m1$Build-9810</meta:generator>
    <dc:date>2023-01-25T20:49:36.68</dc:date>
    <dc:creator>A B</dc:creator>
    <meta:document-statistic meta:table-count="0" meta:image-count="0" meta:object-count="0" meta:page-count="1" meta:paragraph-count="26" meta:word-count="184" meta:character-count="1190"/>
    <meta:user-defined meta:name="Info 1"/>
    <meta:user-defined meta:name="Info 2"/>
    <meta:user-defined meta:name="Info 3"/>
    <meta:user-defined meta:name="Info 4"/>
  </office:meta>
</office:document-meta>
</file>